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0.799cm" table:align="margins"/>
    </style:style>
    <style:style style:name="Table1.A" style:family="table-column">
      <style:table-column-properties style:column-width="2.085cm" style:rel-column-width="12656*"/>
    </style:style>
    <style:style style:name="Table1.B" style:family="table-column">
      <style:table-column-properties style:column-width="8.714cm" style:rel-column-width="52879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0.799cm" table:align="margins"/>
    </style:style>
    <style:style style:name="Table2.A" style:family="table-column">
      <style:table-column-properties style:column-width="3.755cm" style:rel-column-width="22794*"/>
    </style:style>
    <style:style style:name="Table2.B" style:family="table-column">
      <style:table-column-properties style:column-width="7.043cm" style:rel-column-width="42741*"/>
    </style:style>
    <style:style style:name="Table2.A1" style:family="table-cell">
      <style:table-cell-properties fo:padding="0.097cm" fo:border="none"/>
    </style:style>
    <style:style style:name="Table2.B4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" fo:font-size="9pt" style:text-underline-style="none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Verdana" fo:font-size="9pt" fo:language="en" fo:country="GB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9pt" style:font-size-asian="9pt" style:font-size-complex="9pt"/>
    </style:style>
    <style:style style:name="P10" style:family="paragraph" style:parent-style-name="Text_20_body">
      <style:paragraph-properties fo:text-align="justify" style:justify-single-word="false"/>
      <style:text-properties style:font-name="Verdana" fo:font-size="9pt" fo:language="en" fo:country="GB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.))]" text:name="ownerAddress"/>
        <text:user-field-decl office:value-type="string" office:string-value="[party:getPartyFullName(party:getPatientOwner(.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[user:format(openvpms:get(., 'clinician.entity'), 'long')]" text:name="clinician"/>
      </text:user-field-decls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P5">Vaccination Certificate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Owner</text:p>
          </table:table-cell>
          <table:table-cell table:style-name="Table1.A1" office:value-type="string">
            <text:p text:style-name="P9"><text:user-field-get text:name="ownerName">[party:getPartyFullName(party:getPatientOwner(.))]</text:user-field-get>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<text:user-field-get text:name="ownerAddress">[party:getBillingAddress(party:getPatientOwner(.))]</text:user-field-get></text:p>
          </table:table-cell>
        </table:table-row>
        <table:table-row>
          <table:table-cell table:style-name="Table1.A1" office:value-type="string">
            <text:p text:style-name="P9">Patient</text:p>
          </table:table-cell>
          <table:table-cell table:style-name="Table1.A1" office:value-type="string">
            <text:p text:style-name="P9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<text:user-field-get text:name="patientDescription">patient.entity.description</text:user-field-get></text:p>
          </table:table-cell>
        </table:table-row>
      </table:table>
      <text:p text:style-name="P4"/>
      <text:p text:style-name="P6">This is to certify that the patient who's details appear above has been vaccinated.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Vaccine:</text:p>
          </table:table-cell>
          <table:table-cell table:style-name="Table2.A1" office:value-type="string">
            <text:p text:style-name="P9"><text:user-field-get text:name="productPrintedName">product.entity.printedName</text:user-field-get></text:p>
          </table:table-cell>
        </table:table-row>
        <table:table-row>
          <table:table-cell table:style-name="Table2.A1" office:value-type="string">
            <text:p text:style-name="P9">Date Vaccinated:</text:p>
          </table:table-cell>
          <table:table-cell table:style-name="Table2.A1" office:value-type="string">
            <text:p text:style-name="P9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9">Clinician:</text:p>
          </table:table-cell>
          <table:table-cell table:style-name="Table2.A1" office:value-type="string">
            <text:p text:style-name="P9"><text:user-field-get text:name="clinician">[user:format(openvpms:get(., 'clinician.entity'), 'long')]</text:user-field-get></text:p>
          </table:table-cell>
        </table:table-row>
        <table:table-row>
          <table:table-cell table:style-name="Table2.A1" office:value-type="string">
            <text:p text:style-name="P9"/>
            <text:p text:style-name="P9">Signature</text:p>
            <text:p text:style-name="P9"/>
          </table:table-cell>
          <table:table-cell table:style-name="Table2.B4" office:value-type="string">
            <text:p text:style-name="P9"/>
            <text:p text:style-name="P9"/>
          </table:table-cell>
        </table:table-row>
      </table:table>
      <text:p text:style-name="P8"/>
      <text:p text:style-name="P7">Important Points to Remember:</text:p>
      <text:p text:style-name="P7"/>
      <text:p text:style-name="P10">Protection after vaccination may take up to 2 weeks. Isolate <text:user-field-get text:name="patientName">patient.entity.name</text:user-field-get> during this period. <text:s/>A booster vaccine will be necessary to maintain immunity. Vaccines are usually harmless, however, if <text:user-field-get text:name="patientName">patient.entity.name</text:user-field-get> shows signs of illness after vaccination, please <text:soft-page-break/>contact us immediately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Tony De Keizer</meta:initial-creator>
    <meta:creation-date>2006-08-09T14:03:22</meta:creation-date>
    <dc:date>2016-08-01T05:57:35.49</dc:date>
    <dc:language>en-US</dc:language>
    <meta:editing-cycles>20</meta:editing-cycles>
    <meta:editing-duration>PT8H26M19S</meta:editing-duration>
    <meta:document-statistic meta:table-count="2" meta:image-count="0" meta:object-count="0" meta:page-count="2" meta:paragraph-count="17" meta:word-count="76" meta:character-count="724"/>
    <dc:creator>Tim Gething</dc:creator>
    <meta:user-defined meta:name="Info 1"/>
    <meta:user-defined meta:name="Info 2"/>
    <meta:user-defined meta:name="Info 3"/>
    <meta:user-defined meta:name="Info 4"/>
  </office:meta>
</office:document-meta>
</file>